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62in" svg:x="2.7642in" svg:y="2.4976in">
            <draw:object draw:notify-on-update-of-ranges="Sheet1.A1:Sheet1.A1 Sheet1.A2:Sheet1.A10 Sheet1.B1:Sheet1.B1 Sheet1.B2:Sheet1.B10 Sheet1.D1:Sheet1.D1 Sheet1.D2:Sheet1.D10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s2</text:p>
          </table:table-cell>
          <table:table-cell office:value-type="string" calcext:value-type="string">
            <text:p>ind2</text:p>
          </table:table-cell>
          <table:table-cell office:value-type="string" calcext:value-type="string">
            <text:p>ampress</text:p>
          </table:table-cell>
          <table:table-cell/>
          <table:table-cell office:value-type="string" calcext:value-type="string">
            <text:p>SL press</text:p>
          </table:table-cell>
          <table:table-cell office:value-type="string" calcext:value-type="string">
            <text:p>am press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80.04846191" calcext:value-type="float">
            <text:p>-1480.04846191</text:p>
          </table:table-cell>
          <table:table-cell office:value-type="float" office:value="28" calcext:value-type="float">
            <text:p>28</text:p>
          </table:table-cell>
          <table:table-cell office:value-type="float" office:value="-1926.72717285" calcext:value-type="float">
            <text:p>-1926.72717285</text:p>
          </table:table-cell>
          <table:table-cell office:value-type="float" office:value="29.43" calcext:value-type="float">
            <text:p>29.43</text:p>
          </table:table-cell>
          <table:table-cell/>
          <table:table-cell office:value-type="float" office:value="29.92" calcext:value-type="float">
            <text:p>29.92</text:p>
          </table:table-cell>
          <table:table-cell office:value-type="float" office:value="29.89" calcext:value-type="float">
            <text:p>29.89</text:p>
          </table:table-cell>
          <table:table-cell office:value-type="float" office:value="29896.2185021" calcext:value-type="float">
            <text:p>29896.2185021</text:p>
          </table:table-cell>
        </table:table-row>
        <table:table-row table:style-name="ro1">
          <table:table-cell office:value-type="float" office:value="28.5299987793" calcext:value-type="float">
            <text:p>28.5299987793</text:p>
          </table:table-cell>
          <table:table-cell office:value-type="float" office:value="-950.049621582" calcext:value-type="float">
            <text:p>-950.049621582</text:p>
          </table:table-cell>
          <table:table-cell office:value-type="float" office:value="28.4899997711" calcext:value-type="float">
            <text:p>28.4899997711</text:p>
          </table:table-cell>
          <table:table-cell office:value-type="float" office:value="-1436.72741699" calcext:value-type="float">
            <text:p>-1436.72741699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.97" calcext:value-type="float">
            <text:p>29.97</text:p>
          </table:table-cell>
          <table:table-cell office:value-type="float" office:value="29976.218422" calcext:value-type="float">
            <text:p>29976.218422</text:p>
          </table:table-cell>
        </table:table-row>
        <table:table-row table:style-name="ro1">
          <table:table-cell office:value-type="float" office:value="28.9499988556" calcext:value-type="float">
            <text:p>28.9499988556</text:p>
          </table:table-cell>
          <table:table-cell office:value-type="float" office:value="-530.049499512" calcext:value-type="float">
            <text:p>-530.049499512</text:p>
          </table:table-cell>
          <table:table-cell office:value-type="float" office:value="29" calcext:value-type="float">
            <text:p>29</text:p>
          </table:table-cell>
          <table:table-cell office:value-type="float" office:value="-926.727172852" calcext:value-type="float">
            <text:p>-926.727172852</text:p>
          </table:table-cell>
          <table:table-cell table:number-columns-repeated="2"/>
          <table:table-cell office:value-type="float" office:value="30.5" calcext:value-type="float">
            <text:p>30.5</text:p>
          </table:table-cell>
          <table:table-cell office:value-type="float" office:value="30.47" calcext:value-type="float">
            <text:p>30.47</text:p>
          </table:table-cell>
          <table:table-cell office:value-type="float" office:value="30476.2203408" calcext:value-type="float">
            <text:p>30476.2203408</text:p>
          </table:table-cell>
        </table:table-row>
        <table:table-row table:style-name="ro1">
          <table:table-cell office:value-type="float" office:value="29.5499992371" calcext:value-type="float">
            <text:p>29.5499992371</text:p>
          </table:table-cell>
          <table:table-cell office:value-type="float" office:value="69.950881958" calcext:value-type="float">
            <text:p>69.950881958</text:p>
          </table:table-cell>
          <table:table-cell office:value-type="float" office:value="29.5299987793" calcext:value-type="float">
            <text:p>29.5299987793</text:p>
          </table:table-cell>
          <table:table-cell office:value-type="float" office:value="-396.728393555" calcext:value-type="float">
            <text:p>-396.72839355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.97" calcext:value-type="float">
            <text:p>30.97</text:p>
          </table:table-cell>
          <table:table-cell office:value-type="float" office:value="30976.2146646" calcext:value-type="float">
            <text:p>30976.2146646</text:p>
          </table:table-cell>
        </table:table-row>
        <table:table-row table:style-name="ro1">
          <table:table-cell office:value-type="float" office:value="30.0299987793" calcext:value-type="float">
            <text:p>30.0299987793</text:p>
          </table:table-cell>
          <table:table-cell office:value-type="float" office:value="549.950439453" calcext:value-type="float">
            <text:p>549.950439453</text:p>
          </table:table-cell>
          <table:table-cell office:value-type="float" office:value="29.9499988556" calcext:value-type="float">
            <text:p>29.9499988556</text:p>
          </table:table-cell>
          <table:table-cell office:value-type="float" office:value="23.2716445923" calcext:value-type="float">
            <text:p>23.2716445923</text:p>
          </table:table-cell>
          <table:table-cell table:number-columns-repeated="5"/>
        </table:table-row>
        <table:table-row table:style-name="ro1">
          <table:table-cell office:value-type="float" office:value="30.5100002289" calcext:value-type="float">
            <text:p>30.5100002289</text:p>
          </table:table-cell>
          <table:table-cell office:value-type="float" office:value="1029.9519043" calcext:value-type="float">
            <text:p>1029.9519043</text:p>
          </table:table-cell>
          <table:table-cell office:value-type="float" office:value="30.5" calcext:value-type="float">
            <text:p>30.5</text:p>
          </table:table-cell>
          <table:table-cell office:value-type="float" office:value="573.272827148" calcext:value-type="float">
            <text:p>573.272827148</text:p>
          </table:table-cell>
          <table:table-cell table:number-columns-repeated="5"/>
        </table:table-row>
        <table:table-row table:style-name="ro1">
          <table:table-cell office:value-type="float" office:value="31.0100002289" calcext:value-type="float">
            <text:p>31.0100002289</text:p>
          </table:table-cell>
          <table:table-cell office:value-type="float" office:value="1529.9519043" calcext:value-type="float">
            <text:p>1529.9519043</text:p>
          </table:table-cell>
          <table:table-cell office:value-type="float" office:value="31.0100002289" calcext:value-type="float">
            <text:p>31.0100002289</text:p>
          </table:table-cell>
          <table:table-cell office:value-type="float" office:value="1083.27307129" calcext:value-type="float">
            <text:p>1083.27307129</text:p>
          </table:table-cell>
          <table:table-cell table:number-columns-repeated="5"/>
        </table:table-row>
        <table:table-row table:style-name="ro1">
          <table:table-cell office:value-type="float" office:value="31.5199985504" calcext:value-type="float">
            <text:p>31.5199985504</text:p>
          </table:table-cell>
          <table:table-cell office:value-type="float" office:value="2039.95019531" calcext:value-type="float">
            <text:p>2039.95019531</text:p>
          </table:table-cell>
          <table:table-cell office:value-type="float" office:value="31.5100002289" calcext:value-type="float">
            <text:p>31.5100002289</text:p>
          </table:table-cell>
          <table:table-cell office:value-type="float" office:value="1583.27307129" calcext:value-type="float">
            <text:p>1583.2730712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9.95166016" calcext:value-type="float">
            <text:p>2519.95166016</text:p>
          </table:table-cell>
          <table:table-cell office:value-type="float" office:value="32" calcext:value-type="float">
            <text:p>32</text:p>
          </table:table-cell>
          <table:table-cell office:value-type="float" office:value="2073.27294922" calcext:value-type="float">
            <text:p>2073.272949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12:54:46.993298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0:37:55.849697051</meta:creation-date>
    <dc:date>2014-08-30T13:45:18.960853998</dc:date>
    <meta:editing-duration>PT31S</meta:editing-duration>
    <meta:editing-cycles>3</meta:editing-cycles>
    <meta:generator>LibreOffice/4.2.6.3$Linux_X86_64 LibreOffice_project/420m0$Build-3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3cm" xlink:href=".." xlink:type="simple" chart:class="chart:scatter" chart:style-name="ch1">
        <chart:legend chart:legend-position="end" svg:x="12.775cm" svg:y="3.339cm" style:legend-expansion="high" chart:style-name="ch2"/>
        <chart:plot-area chart:style-name="ch3" table:cell-range-address="Sheet1.A1:Sheet1.A10 Sheet1.B2:Sheet1.D10 Sheet1.B1:Sheet1.B1 Sheet1.D1:Sheet1.D1" chart:data-source-has-labels="both" svg:x="0.825cm" svg:y="0.852cm" svg:width="11.553cm" svg:height="7.531cm">
          <chartooo:coordinate-region svg:x="1.923cm" svg:y="1.078cm" svg:width="9.356cm" svg:height="7.08cm"/>
          <chart:axis chart:dimension="x" chart:name="primary-x" chart:style-name="ch4" chartooo:axis-type="auto"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10" chart:label-cell-address="Sheet1.B1:Sheet1.B1" chart:class="chart:scatter">
            <chart:domain table:cell-range-address="Sheet1.A2:Sheet1.A10"/>
            <chart:regression-curve chart:style-name="ch8">
              <chart:equation chart:display-equation="true" chart:display-r-square="true" svg:x="4.746cm" svg:y="0.052cm"/>
            </chart:regression-curve>
            <chart:data-point chart:repeated="9"/>
          </chart:series>
          <chart:series chart:attached-axis="primary-y" chart:style-name="ch9" chart:values-cell-range-address="Sheet1.D2:Sheet1.D10" chart:label-cell-address="Sheet1.D1:Sheet1.D1" chart:class="chart:scatter">
            <chart:domain table:cell-range-address="Sheet1.C2:Sheet1.C10"/>
            <chart:regression-curve chart:style-name="ch10">
              <chart:equation chart:display-equation="true" chart:display-r-square="true" svg:x="4.727cm" svg:y="1.293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nd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30</text:p>
                <draw:g>
                  <svg:desc>Sheet1.A2:Sheet1.A10</svg:desc>
                </draw:g>
              </table:table-cell>
              <table:table-cell office:value-type="float" office:value="-1480.04846191">
                <text:p>-1480.04846191</text:p>
                <draw:g>
                  <svg:desc>Sheet1.B2:Sheet1.B10</svg:desc>
                </draw:g>
              </table:table-cell>
              <table:table-cell office:value-type="float" office:value="28">
                <text:p>28</text:p>
                <draw:g>
                  <svg:desc>Sheet1.C2:Sheet1.C10</svg:desc>
                </draw:g>
              </table:table-cell>
              <table:table-cell office:value-type="float" office:value="-1926.72717285">
                <text:p>-1926.72717285</text:p>
                <draw:g>
                  <svg:desc>Sheet1.D2:Sheet1.D10</svg:desc>
                </draw:g>
              </table:table-cell>
            </table:table-row>
            <table:table-row>
              <table:table-cell office:value-type="float" office:value="28.5299987793">
                <text:p>30</text:p>
              </table:table-cell>
              <table:table-cell office:value-type="float" office:value="-950.049621582">
                <text:p>-950.049621582</text:p>
              </table:table-cell>
              <table:table-cell office:value-type="float" office:value="28.4899997711">
                <text:p>28.4899997711</text:p>
              </table:table-cell>
              <table:table-cell office:value-type="float" office:value="-1436.72741699">
                <text:p>-1436.72741699</text:p>
              </table:table-cell>
            </table:table-row>
            <table:table-row>
              <table:table-cell office:value-type="float" office:value="28.9499988556">
                <text:p>30</text:p>
              </table:table-cell>
              <table:table-cell office:value-type="float" office:value="-530.049499512">
                <text:p>-530.049499512</text:p>
              </table:table-cell>
              <table:table-cell office:value-type="float" office:value="29">
                <text:p>29</text:p>
              </table:table-cell>
              <table:table-cell office:value-type="float" office:value="-926.727172852">
                <text:p>-926.727172852</text:p>
              </table:table-cell>
            </table:table-row>
            <table:table-row>
              <table:table-cell office:value-type="float" office:value="29.5499992371">
                <text:p>30</text:p>
              </table:table-cell>
              <table:table-cell office:value-type="float" office:value="69.950881958">
                <text:p>69.950881958</text:p>
              </table:table-cell>
              <table:table-cell office:value-type="float" office:value="29.5299987793">
                <text:p>29.5299987793</text:p>
              </table:table-cell>
              <table:table-cell office:value-type="float" office:value="-396.728393555">
                <text:p>-396.728393555</text:p>
              </table:table-cell>
            </table:table-row>
            <table:table-row>
              <table:table-cell office:value-type="float" office:value="30.0299987793">
                <text:p>30</text:p>
              </table:table-cell>
              <table:table-cell office:value-type="float" office:value="549.950439453">
                <text:p>549.950439453</text:p>
              </table:table-cell>
              <table:table-cell office:value-type="float" office:value="29.9499988556">
                <text:p>29.9499988556</text:p>
              </table:table-cell>
              <table:table-cell office:value-type="float" office:value="23.2716445923">
                <text:p>23.2716445923</text:p>
              </table:table-cell>
            </table:table-row>
            <table:table-row>
              <table:table-cell office:value-type="float" office:value="30.5100002289">
                <text:p>30</text:p>
              </table:table-cell>
              <table:table-cell office:value-type="float" office:value="1029.9519043">
                <text:p>1029.9519043</text:p>
              </table:table-cell>
              <table:table-cell office:value-type="float" office:value="30.5">
                <text:p>30.5</text:p>
              </table:table-cell>
              <table:table-cell office:value-type="float" office:value="573.272827148">
                <text:p>573.272827148</text:p>
              </table:table-cell>
            </table:table-row>
            <table:table-row>
              <table:table-cell office:value-type="float" office:value="31.0100002289">
                <text:p>30</text:p>
              </table:table-cell>
              <table:table-cell office:value-type="float" office:value="1529.9519043">
                <text:p>1529.9519043</text:p>
              </table:table-cell>
              <table:table-cell office:value-type="float" office:value="31.0100002289">
                <text:p>31.0100002289</text:p>
              </table:table-cell>
              <table:table-cell office:value-type="float" office:value="1083.27307129">
                <text:p>1083.27307129</text:p>
              </table:table-cell>
            </table:table-row>
            <table:table-row>
              <table:table-cell office:value-type="float" office:value="31.5199985504">
                <text:p>30</text:p>
              </table:table-cell>
              <table:table-cell office:value-type="float" office:value="2039.95019531">
                <text:p>2039.95019531</text:p>
              </table:table-cell>
              <table:table-cell office:value-type="float" office:value="31.5100002289">
                <text:p>31.5100002289</text:p>
              </table:table-cell>
              <table:table-cell office:value-type="float" office:value="1583.27307129">
                <text:p>1583.27307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19.95166016">
                <text:p>2519.95166016</text:p>
              </table:table-cell>
              <table:table-cell office:value-type="float" office:value="32">
                <text:p>32</text:p>
              </table:table-cell>
              <table:table-cell office:value-type="float" office:value="2073.27294922">
                <text:p>2073.27294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